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2f1" officeooo:paragraph-rsid="0011f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a página de cadastro também é necessário incluir o campo NºOP com NA caso seja marcado NA no Semiacabado.</text:p>
      <text:p text:style-name="P1"/>
      <text:p text:style-name="P1">2. Verificar possibilidade de incluir na página de históricos um botão de NA para todos os campos se necessário.</text:p>
      <text:p text:style-name="P1"/>
      <text:p text:style-name="P1">3. Nas páginas de histórico de Montagem, SMT e Teste, ao assinalar Selecionar tudo, liberar o botão de assinatura.</text:p>
      <text:p text:style-name="P1"/>
      <text:p text:style-name="P1">4. Nas páginas de Relatório de Falhas SMT, PTH e Teste está sendo possível assinar, porém o sistema acusa erro de usuário e senha, tendo que atualizar para sinalizar a assinatura.</text:p>
      <text:p text:style-name="P1"/>
      <text:p text:style-name="P1">5. Nas páginas de Relatório de Falhas SMT, PTH e Teste, mostrando documento assinado informando que não pode ser editado, porém o formulário não foi finaliz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34:18.326000000</meta:creation-date>
    <dc:date>2024-03-22T09:54:47.377000000</dc:date>
    <meta:editing-duration>PT20M29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5" meta:word-count="115" meta:character-count="674" meta:non-whitespace-character-count="564"/>
  </office:meta>
</office:document-meta>
</file>